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a60675"/>
    </style:style>
    <style:style style:name="P5" style:family="paragraph" style:parent-style-name="Standard">
      <style:paragraph-properties fo:text-align="center" style:justify-single-word="false"/>
      <style:text-properties officeooo:paragraph-rsid="009e26a5"/>
    </style:style>
    <style:style style:name="P6" style:family="paragraph" style:parent-style-name="Standard">
      <style:paragraph-properties fo:text-align="justify" style:justify-single-word="false"/>
      <style:text-properties officeooo:paragraph-rsid="00a5558b"/>
    </style:style>
    <style:style style:name="P7" style:family="paragraph" style:parent-style-name="Standard">
      <style:text-properties fo:color="#999999" fo:font-size="8pt" officeooo:paragraph-rsid="006a0a77" style:font-size-asian="8pt" style:font-size-complex="8pt"/>
    </style:style>
    <style:style style:name="P8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rsid="00a367ce" officeooo:paragraph-rsid="00a5558b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3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1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60675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weight="bold" officeooo:rsid="003a4c8d" officeooo:paragraph-rsid="00a60675" style:font-size-asian="10pt" style:font-weight-asian="bold" style:font-size-complex="10pt" style:font-weight-complex="bold"/>
    </style:style>
    <style:style style:name="P19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20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60675"/>
    </style:style>
    <style:style style:name="P21" style:family="paragraph" style:parent-style-name="Standard">
      <style:paragraph-properties fo:break-before="column"/>
      <style:text-properties officeooo:rsid="00a367ce" officeooo:paragraph-rsid="00a5558b"/>
    </style:style>
    <style:style style:name="P22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color="#ffffff" fo:font-style="normal" style:font-style-asian="normal" style:font-style-complex="normal"/>
    </style:style>
    <style:style style:name="T7" style:family="text">
      <style:text-properties fo:color="#ffffff" fo:font-weight="bold" officeooo:rsid="00b41fed" style:font-weight-asian="bold" style:font-weight-complex="bold"/>
    </style:style>
    <style:style style:name="T8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9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0" style:family="text">
      <style:text-properties style:use-window-font-color="true" fo:font-style="normal" fo:font-weight="normal" officeooo:rsid="008f3cef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53cm" svg:width="14.363cm" draw:z-index="0">
        <draw:text-box fo:min-height="1.52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7"/>
        </draw:text-box>
      </draw:fram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lo<office:annotation><dc:creator>mle </dc:creator><dc:date>2013-06-11T17:50:52</dc:date><text:p><text:span text:style-name="T11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3"><text:line-break/><text:conditional-text text:condition="ooow:true" text:string-value-if-true="object.name" text:string-value-if-false="">object.name</text:conditional-text></text:p>
            <text:p text:style-name="P14"><text:conditional-text text:condition="ooow:true" text:string-value-if-true="object.districts_display" text:string-value-if-false="">object.districts_display</text:conditional-text></text:p>
            <text:p text:style-name="P14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4"><text:line-break/><office:annotation><dc:creator>Auteur inconnu</dc:creator><dc:date>2015-04-07T15:56:27</dc:date><text:list text:style-name=""><text:list-item><text:p text:style-name="P24"><text:span text:style-name="T13">do text if object.type</text:span></text:p></text:list-item></text:list></office:annotation><text:span text:style-name="T4"><text:conditional-text text:condition="ooow:true" text:string-value-if-true="_(&quot;Type&quot;)" text:string-value-if-false="">_("Type")</text:conditional-text></text:span><text:span text:style-name="T4"><text:line-break/></text:span><text:span text:style-name="T10"><text:conditional-text text:condition="ooow:true" text:string-value-if-true="object.type" text:string-value-if-false="">object.type</text:conditional-text></text:span></text:p>
            <text:p text:style-name="P4"><text:line-break/><office:annotation office:name="__Fieldmark__378_1852086843"><dc:creator>Auteur inconnu</dc:creator><dc:date>2015-04-07T15:56:41</dc:date><text:list text:continue-numbering="true" text:style-name=""><text:list-item><text:p>do text if object.dates_display</text:p></text:list-item></text:list></office:annotation><text:span text:style-name="T5"><text:conditional-text text:condition="ooow:true" text:string-value-if-true="_('Dates')" text:string-value-if-false="">_('Dates')</text:conditional-text></text:span><office:annotation-end office:name="__Fieldmark__378_1852086843"/><text:line-break/><text:conditional-text text:condition="ooow:true" text:string-value-if-true="object.dates_display" text:string-value-if-false="">object.dates_display</text:conditional-text></text:p>
            <text:p text:style-name="P3"><text:line-break/><office:annotation office:name="__Fieldmark__379_1852086843"><dc:creator>Auteur inconnu</dc:creator><dc:date>2015-04-07T15:56:57</dc:date><text:list text:continue-numbering="true" text:style-name=""><text:list-item><text:p>do text if object.duration</text:p></text:list-item></text:list></office:annotation><text:span text:style-name="T4"><text:conditional-text text:condition="ooow:true" text:string-value-if-true="_(&quot;Duration&quot;)" text:string-value-if-false="">_("Duration")</text:conditional-text></text:span><office:annotation-end office:name="__Fieldmark__379_1852086843"/><text:line-break/><text:conditional-text text:condition="ooow:true" text:string-value-if-true="object.duration" text:string-value-if-false="">object.duration</text:conditional-text></text:p>
            <text:p text:style-name="P5"><text:span text:style-name="T6"><text:line-break/></text:span><office:annotation office:name="__Fieldmark__484_1852086843"><dc:creator>Auteur inconnu</dc:creator><dc:date>2015-04-07T15:58:47</dc:date><text:list text:continue-numbering="true" text:style-name=""><text:list-item><text:p>do text if object.target_audience</text:p></text:list-item></text:list></office:annotation><text:span text:style-name="T4"><text:conditional-text text:condition="ooow:true" text:string-value-if-true="_('Target audience')" text:string-value-if-false="">_('Target audience')</text:conditional-text></text:span><office:annotation-end office:name="__Fieldmark__484_1852086843"/><text:span text:style-name="T6"><text:line-break/></text:span><text:conditional-text text:condition="ooow:true" text:string-value-if-true="object.target_audience" text:string-value-if-false="">object.target_audience</text:conditional-text></text:p>
            <text:p text:style-name="P4"><text:line-break/><office:annotation office:name="__Fieldmark__485_1852086843"><dc:creator>Auteur inconnu</dc:creator><dc:date>2015-04-07T15:59:05</dc:date><text:list text:continue-numbering="true" text:style-name=""><text:list-item><text:p>do text if object.organizer</text:p></text:list-item></text:list></office:annotation><text:span text:style-name="T4"><text:conditional-text text:condition="ooow:true" text:string-value-if-true="_(&quot;Organizer&quot;)" text:string-value-if-false="">_("Organizer")</text:conditional-text></text:span><office:annotation-end office:name="__Fieldmark__485_1852086843"/><text:line-break/><text:conditional-text text:condition="ooow:true" text:string-value-if-true="object.organizer" text:string-value-if-false="">object.organizer</text:conditional-text></text:p>
            <text:p text:style-name="P4"><text:line-break/><office:annotation office:name="__Fieldmark__486_1852086843"><dc:creator>Auteur inconnu</dc:creator><dc:date>2015-04-07T15:59:14</dc:date><text:list text:continue-numbering="true" text:style-name=""><text:list-item><text:p>do text if object.speaker</text:p></text:list-item></text:list></office:annotation><text:span text:style-name="T4"><text:conditional-text text:condition="ooow:true" text:string-value-if-true="_(&quot;Speaker&quot;)" text:string-value-if-false="">_("Speaker")</text:conditional-text></text:span><office:annotation-end office:name="__Fieldmark__486_1852086843"/><text:line-break/><text:conditional-text text:condition="ooow:true" text:string-value-if-true="object.speaker" text:string-value-if-false="">object.speaker</text:conditional-text></text:p>
            <text:p text:style-name="P4"><text:line-break/><office:annotation><dc:creator>Auteur inconnu</dc:creator><dc:date>2015-04-07T15:59:27</dc:date><text:list text:continue-numbering="true" text:style-name=""><text:list-item><text:p text:style-name="P24"><text:span text:style-name="T13">do text if object.accessibility</text:span></text:p></text:list-item></text:list></office:annotation><text:span text:style-name="T4"><text:conditional-text text:condition="ooow:true" text:string-value-if-true="_(&quot;Accessibility&quot;)" text:string-value-if-false="">_("Accessibility")</text:conditional-text></text:span><text:span text:style-name="T4"><text:line-break/></text:span><text:conditional-text text:condition="ooow:true" text:string-value-if-true="object.accessibility" text:string-value-if-false="">object.accessibility</text:conditional-text></text:p>
            <text:p text:style-name="P4"><text:line-break/><office:annotation office:name="__Fieldmark__487_1852086843"><dc:creator>Auteur inconnu</dc:creator><dc:date>2015-04-07T15:59:41</dc:date><text:list text:continue-numbering="true" text:style-name=""><text:list-item><text:p>do text if object.participant_number</text:p></text:list-item></text:list></office:annotation><text:span text:style-name="T4"><text:conditional-text text:condition="ooow:true" text:string-value-if-true="_(&quot;Number of participants&quot;)" text:string-value-if-false="">_("Number of participants")</text:conditional-text></text:span><office:annotation-end office:name="__Fieldmark__487_1852086843"/><text:line-break/><text:conditional-text text:condition="ooow:true" text:string-value-if-true="object.participant_number" text:string-value-if-false="">object.participant_number</text:conditional-text></text:p>
            <text:p text:style-name="P4"><text:line-break/><text:span text:style-name="T7">Labellisé</text:span><text:span text:style-name="T7"><office:annotation><dc:creator>Auteur inconnu</dc:creator><dc:date>2015-04-14T18:51:36</dc:date><text:list text:continue-numbering="true" text:style-name=""><text:list-item><text:p text:style-name="P24"><text:span text:style-name="T13">do text if object.approved</text:span></text:p></text:list-item></text:list></office:annotation></text:span></text:p>
            <text:p text:style-name="P4"/>
          </table:table-cell>
          <table:table-cell table:style-name="Tableau14.B1" office:value-type="string">
            <text:p text:style-name="P9">im<office:annotation><dc:creator>mle </dc:creator><dc:date>2013-06-06T17:13:19</dc:date><text:p text:style-name="P24"><text:span text:style-name="T12">do text</text:span></text:p><text:p text:style-name="P24"><text:span text:style-name="T12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8"/>
            <text:p text:style-name="P8"><office:annotation><dc:creator>Auteur inconnu</dc:creator><dc:date>2015-04-07T16:07:38</dc:date><text:list text:continue-numbering="true" text:style-name=""><text:list-item><text:p text:style-name="P24"><text:span text:style-name="T13">do text if </text:span><text:span text:style-name="T14">object.picture_print</text:span></text:p></text:list-item></text:list></office:annotation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office:annotation><dc:creator>Auteur inconnu</dc:creator><dc:date>2015-04-14T18:50:12</dc:date><text:list text:continue-numbering="true" text:style-name=""><text:list-item><text:p text:style-name="P24"><text:span text:style-name="T13">do text if </text:span><text:span text:style-name="T14">object.picture_print</text:span></text:p></text:list-item></text:list></office:annotation></text:p>
          </table:table-cell>
        </table:table-row>
        <table:table-row>
          <table:covered-table-cell/>
          <table:table-cell table:style-name="Tableau14.B3" office:value-type="string">
            <text:p text:style-name="P22"><text:conditional-text text:condition="ooow:true" text:string-value-if-true="object.description_teaser" text:string-value-if-false="">object.description_teaser</text:conditional-text></text:p>
            <text:p text:style-name="P23"><text:line-break/><text:conditional-text text:condition="ooow:true" text:string-value-if-true="object.description" text:string-value-if-false="">object.description</text:conditional-text></text:p>
            <text:p text:style-name="P10"/>
          </table:table-cell>
        </table:table-row>
      </table:table>
      <text:p text:style-name="Standard"/>
      <text:p text:style-name="P21"><office:annotation office:name="__Fieldmark__1468_2006053094"><dc:creator>Auteur inconnu</dc:creator><dc:date>2015-02-23T14:26:56</dc:date><text:list text:continue-numbering="true" text:style-name=""><text:list-item><text:p>do text</text:p></text:list-item></text:list><text:p>from document(at=object.get_map_image_path(),anchor='as-char',size=mapimage_ratio)</text:p></office:annotation>carte<office:annotation-end office:name="__Fieldmark__1468_2006053094"/></text:p>
      <text:p text:style-name="P11"/>
      <text:p text:style-name="P20"/>
      <text:p text:style-name="P18"><office:annotation><dc:creator>Auteur inconnu</dc:creator><dc:date>2015-04-07T15:54:27</dc:date><text:list text:continue-numbering="true" text:style-name=""><text:list-item><text:p text:style-name="P24"><text:span text:style-name="T13">do text if object.meeting_point</text:span></text:p></text:list-item></text:list></office:annotation><text:conditional-text text:condition="ooow:true" text:string-value-if-true="_(&quot;Meeting point&quot;)" text:string-value-if-false="">_("Meeting point")</text:conditional-text></text:p>
      <text:p text:style-name="P17"><text:conditional-text text:condition="ooow:true" text:string-value-if-true="object.meeting_point" text:string-value-if-false="">object.meeting_point</text:conditional-text></text:p>
      <text:p text:style-name="P20"/>
      <text:p text:style-name="P20"><text:span text:style-name="T1"><office:annotation><dc:creator>mle </dc:creator><dc:date>2014-05-27T15:49:10</dc:date><text:p text:style-name="P24"><text:span text:style-name="T12">do text if object.meeting_time</text:span></text:p></office:annotation></text:span><text:span text:style-name="T9"><text:conditional-text text:condition="ooow:true" text:string-value-if-true="_(&quot;Meeting time&quot;)" text:string-value-if-false="">_("Meeting time")</text:conditional-text></text:span></text:p>
      <text:p text:style-name="P17"><text:conditional-text text:condition="ooow:true" text:string-value-if-true="object.meeting_time" text:string-value-if-false="">object.meeting_time</text:conditional-text></text:p>
      <text:p text:style-name="P6"/>
      <text:p text:style-name="P15"><text:span text:style-name="T3"><office:annotation><dc:creator>Auteur inconnu</dc:creator><dc:date>2015-04-07T15:55:03</dc:date><text:list text:continue-numbering="true" text:style-name=""><text:list-item><text:p text:style-name="P24"><text:span text:style-name="T13">do text if object.contact or object.email or object.website</text:span></text:p></text:list-item></text:list></office:annotation></text:span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19"><text:conditional-text text:condition="ooow:true" text:string-value-if-true="object.contact" text:string-value-if-false="">object.contact</text:conditional-text></text:p>
      <text:p text:style-name="P19"><text:conditional-text text:condition="ooow:true" text:string-value-if-true="object.email" text:string-value-if-false="">object.email</text:conditional-text></text:p>
      <text:p text:style-name="P19"><text:conditional-text text:condition="ooow:true" text:string-value-if-true="object.website" text:string-value-if-false="">object.website</text:conditional-text><text:line-break/></text:p>
      <text:p text:style-name="P19"><text:span text:style-name="T1"><office:annotation><dc:creator>mle </dc:creator><dc:date>2014-05-27T15:49:10</dc:date><text:p text:style-name="P24"><text:span text:style-name="T12">do text if object.practical_info</text:span></text:p></office:annotation></text:span><text:span text:style-name="T8">⚠</text:span><text:span text:style-name="T9"> </text:span><text:span text:style-name="T9"><text:conditional-text text:condition="ooow:true" text:string-value-if-true="_(&quot;Practical info&quot;)" text:string-value-if-false="">_("Practical info")</text:conditional-text></text:span></text:p>
      <text:p text:style-name="P16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4-14T18:57:43.556356192">14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14T18:57:43.509442603</dc:date>
    <meta:editing-duration>P1DT11H14M8S</meta:editing-duration>
    <meta:editing-cycles>280</meta:editing-cycles>
    <meta:generator>LibreOffice/4.2.7.2$Linux_X86_64 LibreOffice_project/420m0$Build-2</meta:generator>
    <meta:document-statistic meta:table-count="3" meta:image-count="1" meta:object-count="0" meta:page-count="1" meta:paragraph-count="29" meta:word-count="71" meta:character-count="733" meta:non-whitespace-character-count="692"/>
  </office:meta>
</office:document-meta>
</file>